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13">
      <style:table-cell-properties fo:border-top="none" fo:border-bottom="none" fo:border-left="none" fo:border-right="thin solid #000000"/>
      <style:text-properties style:text-line-through-style="solid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13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1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2"/>
          <table:table-cell office:value-type="string" table:style-name="ce3">
            <text:p>Description</text:p>
          </table:table-cell>
          <table:table-cell office:value-type="string" table:style-name="ce3">
            <text:p>Specifications</text:p>
          </table:table-cell>
          <table:table-cell office:value-type="string" table:style-name="ce3">
            <text:p>Side Not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S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2</text:p>
          </table:table-cell>
          <table:table-cell office:value-type="string" table:style-name="ce1">
            <text:p>1 min + 1 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S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4</text:p>
          </table:table-cell>
          <table:table-cell office:value-type="string" table:style-name="ce1">
            <text:p>Pos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MS_5</text:p>
          </table:table-cell>
          <table:table-cell office:value-type="string" table:style-name="ce1">
            <text:p>R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S_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8</text:p>
          </table:table-cell>
          <table:table-cell office:value-type="string" table:style-name="ce1">
            <text:p>Posture<text:s/></text:p>
          </table:table-cell>
          <table:table-cell table:style-name="ce1"/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9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4</text:p>
          </table:table-cell>
          <table:table-cell office:value-type="string" table:style-name="ce1">
            <text:p>3rd target readjusted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0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11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12</text:p>
          </table:table-cell>
          <table:table-cell office:value-type="string" table:style-name="ce1">
            <text:p>Rest<text:s/></text:p>
          </table:table-cell>
          <table:table-cell table:style-name="ce1"/>
          <table:table-cell office:value-type="string" table:style-name="ce1">
            <text:p>Tremor + no labjack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3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1</text:p>
          </table:table-cell>
          <table:table-cell office:value-type="string" table:style-name="ce1">
            <text:p>Tremor (ET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S_14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 + No matlab recordin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5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6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3</text:p>
          </table:table-cell>
          <table:table-cell office:value-type="string" table:style-name="ce1">
            <text:p>Tremor + 2nd not adjusting, 5th adjustin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4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TE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change the range of the target filling gre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make targets smaller (induce st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ensitivity of accuracy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allow to readjust or not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. bar filling u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. scores at the top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Marielle Stam</meta:initial-creator>
    <dc:creator>Marielle Stam</dc:creator>
    <meta:creation-date>2019-12-09T14:32:20Z</meta:creation-date>
    <dc:date>2019-12-10T13:44:56Z</dc:date>
  </office:meta>
</office:document-meta>
</file>